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sans-serif" svg:font-family="sans-serif"/>
  </office:font-face-decls>
  <office:automatic-styles>
    <style:style style:name="P1" style:family="paragraph" style:parent-style-name="Standard">
      <style:text-properties officeooo:rsid="000552ca" officeooo:paragraph-rsid="000552ca"/>
    </style:style>
    <style:style style:name="P2" style:family="paragraph" style:parent-style-name="Standard">
      <style:text-properties officeooo:paragraph-rsid="000552ca"/>
    </style:style>
    <style:style style:name="P3" style:family="paragraph" style:parent-style-name="Standard">
      <style:text-properties officeooo:paragraph-rsid="00073e19"/>
    </style:style>
    <style:style style:name="P4" style:family="paragraph" style:parent-style-name="Standard">
      <style:text-properties officeooo:paragraph-rsid="0008b8a0"/>
    </style:style>
    <style:style style:name="P5" style:family="paragraph" style:parent-style-name="Standard">
      <style:text-properties officeooo:paragraph-rsid="000af4a0"/>
    </style:style>
    <style:style style:name="P6" style:family="paragraph" style:parent-style-name="Standard">
      <style:text-properties officeooo:rsid="000b916b" officeooo:paragraph-rsid="000b916b"/>
    </style:style>
    <style:style style:name="P7" style:family="paragraph" style:parent-style-name="Standard">
      <style:text-properties officeooo:rsid="000bcba1" officeooo:paragraph-rsid="000bf9f3"/>
    </style:style>
    <style:style style:name="P8" style:family="paragraph" style:parent-style-name="Standard">
      <style:text-properties officeooo:rsid="000c3c2b" officeooo:paragraph-rsid="000c3c2b"/>
    </style:style>
    <style:style style:name="P9" style:family="paragraph" style:parent-style-name="Standard">
      <style:text-properties officeooo:rsid="000c3c2b" officeooo:paragraph-rsid="00101d51"/>
    </style:style>
    <style:style style:name="P10" style:family="paragraph" style:parent-style-name="Standard">
      <style:text-properties officeooo:rsid="00107749" officeooo:paragraph-rsid="00107749"/>
    </style:style>
    <style:style style:name="P11" style:family="paragraph" style:parent-style-name="Standard">
      <style:text-properties officeooo:rsid="00107749" officeooo:paragraph-rsid="0013ddab"/>
    </style:style>
    <style:style style:name="P12" style:family="paragraph" style:parent-style-name="Standard">
      <style:text-properties officeooo:rsid="0015501c" officeooo:paragraph-rsid="0015501c"/>
    </style:style>
    <style:style style:name="P13" style:family="paragraph" style:parent-style-name="Standard">
      <style:text-properties officeooo:rsid="0016554e" officeooo:paragraph-rsid="001bc245"/>
    </style:style>
    <style:style style:name="P14" style:family="paragraph" style:parent-style-name="Standard">
      <style:text-properties officeooo:rsid="001bc245" officeooo:paragraph-rsid="001bc245"/>
    </style:style>
    <style:style style:name="P15" style:family="paragraph" style:parent-style-name="Text_20_body">
      <style:paragraph-properties fo:margin-left="0.3937in" fo:margin-right="0in" fo:text-indent="-0.3937in" style:auto-text-indent="false"/>
    </style:style>
    <style:style style:name="P16" style:family="paragraph" style:parent-style-name="Text_20_body">
      <style:text-properties officeooo:rsid="000552ca" officeooo:paragraph-rsid="001cc240"/>
    </style:style>
    <style:style style:name="T1" style:family="text">
      <style:text-properties officeooo:rsid="000552ca"/>
    </style:style>
    <style:style style:name="T2" style:family="text">
      <style:text-properties officeooo:rsid="00073e19"/>
    </style:style>
    <style:style style:name="T3" style:family="text">
      <style:text-properties officeooo:rsid="000836ca"/>
    </style:style>
    <style:style style:name="T4" style:family="text">
      <style:text-properties officeooo:rsid="0008b8a0"/>
    </style:style>
    <style:style style:name="T5" style:family="text">
      <style:text-properties officeooo:rsid="0009190f"/>
    </style:style>
    <style:style style:name="T6" style:family="text">
      <style:text-properties officeooo:rsid="000af4a0"/>
    </style:style>
    <style:style style:name="T7" style:family="text">
      <style:text-properties fo:font-size="12pt" style:font-size-asian="12pt" style:font-size-complex="12pt"/>
    </style:style>
    <style:style style:name="T8" style:family="text">
      <style:text-properties fo:font-size="12pt" officeooo:rsid="000bf9f3" style:font-size-asian="12pt" style:font-size-complex="12pt"/>
    </style:style>
    <style:style style:name="T9" style:family="text">
      <style:text-properties fo:font-size="12pt" officeooo:rsid="00073e19" style:font-size-asian="12pt" style:font-size-complex="12pt"/>
    </style:style>
    <style:style style:name="T10" style:family="text">
      <style:text-properties fo:font-size="12pt" officeooo:rsid="000d5a4c" style:font-size-asian="12pt" style:font-size-complex="12pt"/>
    </style:style>
    <style:style style:name="T11" style:family="text">
      <style:text-properties fo:font-size="12pt" officeooo:rsid="000f104d" style:font-size-asian="12pt" style:font-size-complex="12pt"/>
    </style:style>
    <style:style style:name="T12" style:family="text">
      <style:text-properties fo:font-size="12pt" officeooo:rsid="00101d51" style:font-size-asian="12pt" style:font-size-complex="12pt"/>
    </style:style>
    <style:style style:name="T13" style:family="text">
      <style:text-properties fo:font-size="12pt" officeooo:rsid="000bcba1" style:font-size-asian="12pt" style:font-size-complex="12pt"/>
    </style:style>
    <style:style style:name="T14" style:family="text">
      <style:text-properties fo:font-size="12pt" officeooo:rsid="000c3c2b" style:font-size-asian="12pt" style:font-size-complex="12pt"/>
    </style:style>
    <style:style style:name="T15" style:family="text">
      <style:text-properties fo:font-size="12pt" style:text-underline-style="solid" style:text-underline-type="double" style:text-underline-width="auto" style:text-underline-color="font-color" style:font-size-asian="12pt" style:font-size-complex="12pt"/>
    </style:style>
    <style:style style:name="T16" style:family="text">
      <style:text-properties fo:font-size="12pt" style:text-underline-style="none" style:font-size-asian="12pt" style:font-size-complex="12pt"/>
    </style:style>
    <style:style style:name="T17" style:family="text">
      <style:text-properties fo:font-size="12pt" style:text-underline-style="none" officeooo:rsid="0013ddab" style:font-size-asian="12pt" style:font-size-complex="12pt"/>
    </style:style>
    <style:style style:name="T18" style:family="text">
      <style:text-properties fo:font-size="12pt" style:text-underline-style="none" officeooo:rsid="000c3c2b" style:font-size-asian="12pt" style:font-size-complex="12pt"/>
    </style:style>
    <style:style style:name="T19" style:family="text">
      <style:text-properties fo:font-size="12pt" style:text-underline-style="none" officeooo:rsid="0016f3ff" style:font-size-asian="12pt" style:font-size-complex="12pt"/>
    </style:style>
    <style:style style:name="T20" style:family="text">
      <style:text-properties fo:font-size="12pt" style:text-underline-style="none" officeooo:rsid="0018c768" style:font-size-asian="12pt" style:font-size-complex="12pt"/>
    </style:style>
    <style:style style:name="T21" style:family="text">
      <style:text-properties fo:font-size="12pt" style:text-underline-style="none" officeooo:rsid="0019ccaa" style:font-size-asian="12pt" style:font-size-complex="12pt"/>
    </style:style>
    <style:style style:name="T22" style:family="text">
      <style:text-properties fo:font-size="12pt" style:text-underline-style="none" officeooo:rsid="000bcba1" style:font-size-asian="12pt" style:font-size-complex="12pt"/>
    </style:style>
    <style:style style:name="T23" style:family="text">
      <style:text-properties fo:font-size="12pt" style:text-underline-style="none" officeooo:rsid="001bc245" style:font-size-asian="12pt" style:font-size-complex="12pt"/>
    </style:style>
    <style:style style:name="T24" style:family="text">
      <style:text-properties fo:font-size="12pt" fo:font-style="italic" style:text-underline-style="none" style:font-size-asian="12pt" style:font-size-complex="12pt"/>
    </style:style>
    <style:style style:name="T25"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itle: </text:span>Vulnerability in TikTok Android app could lead to one-click account hijacking</text:p>
      <text:p text:style-name="P1"/>
      <text:p text:style-name="P2"><text:span text:style-name="T1">Author: </text:span><text:span text:style-name="Strong_20_Emphasis"><text:span text:style-name="Emphasis">Dimitrios Valsamaras </text:span></text:span><text:span text:style-name="Emphasis"><text:line-break/><text:tab/>Microsoft 365 Defender Research Team</text:span></text:p>
      <text:p text:style-name="P1"/>
      <text:p text:style-name="P15">Valsamaras, D. (2022) <text:span text:style-name="T25">Vulnerability in TikTok Android app could lead to one-click account hijacking</text:span>, <text:span text:style-name="T25">Microsoft Security Blog</text:span>. Available at: https://www.microsoft.com/en-us/security/blog/2022/08/31/vulnerability-in-tiktok-android-app-could-lead-to-one-click-account-hijacking/ (Accessed: October 21, 2022). </text:p>
      <text:p text:style-name="P1"/>
      <text:p text:style-name="P2"><text:span text:style-name="T1">The article discusses a vulnerability with the the android application TikTok which is an extremely popular social media app, with over 1.5 Billion installs worldwide. The flaw in the app comes from the </text:span>application does not adequately enforce appropriate authorisation on all restricted URLs, <text:span text:style-name="T1">thus allowing the attacker to gain access to account owners settings with just a URL click by the owner.</text:span></text:p>
      <text:p text:style-name="P2"/>
      <text:p text:style-name="P3"><text:span text:style-name="T2">The information involved in this attack </text:span>publicising private videos, sending messages, and uploading videos on behalf of <text:span text:style-name="T2">the owner. While the attacker does not get the password to the account they can still bypass this. </text:span></text:p>
      <text:p text:style-name="P3"/>
      <text:p text:style-name="P3"><text:span text:style-name="T2">This is an external threat involving deliberate craftsmanship of a restricted URL for the TikTok app, allowing the attacker to have the ability to publicising private videos, sending messages, and uploading videos by the attacker without the owner knowing. This would compromise the security goals confidentiality and integrity as the person can now impersonate the owner of the account </text:span><text:span text:style-name="T3">and gain access to private videos. </text:span></text:p>
      <text:p text:style-name="P3"/>
      <text:p text:style-name="P4"><text:span text:style-name="T3">The vulnerability was with the authorisation of restricted URL’s, </text:span><text:span text:style-name="T4">it uses </text:span>JavaScript bridges <text:span text:style-name="T4">to bypass </text:span>verification<text:span text:style-name="T4"> on </text:span>deep link's<text:span text:style-name="T4"> inside the app. </text:span><text:span text:style-name="T5">The attackers craft the url for what the intended purpose from send message or upload video, and send it to the user. All the user needs to do is click and the request is executed. This inst arbitrary code execution rather using functionality that's already in the app and bypassing the authentication needed to use it.</text:span></text:p>
      <text:p text:style-name="P4"/>
      <text:p text:style-name="P5"><text:span text:style-name="T5">As this Vulnerability was discovered my Microsoft researchers this was never used in the wild and was disclosed to </text:span>ByteDance <text:span text:style-name="T5">the developer of TikTok. However the researchers did create a proof of concept where just by clicking a </text:span><text:span text:style-name="T6">URL</text:span><text:span text:style-name="T5">, </text:span><text:span text:style-name="T6">the</text:span><text:span text:style-name="T5"> </text:span>video uploading authentication tokens <text:span text:style-name="T6">where sent to the attackers and user biography was changed. With over 1.5 Billion vulnerable users this could have been a very devastating issue if exploited against the right peopl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6">Overview of Issue </text:p>
      <text:p text:style-name="P6"/>
      <text:p text:style-name="P7"><text:span text:style-name="T7">In Part A, a vulnerability in the android version of TikTok and how you could JavaScript Bridging to bypass deep links in the app, was discussed. The vulnerability took advantage of </text:span><text:span text:style-name="T8">TikTok</text:span><text:span text:style-name="T7"> not adequately enforce appropriate authorisation on url’s. </text:span><text:span text:style-name="T8">The intended victim in this attack doesn't need to do anything to make themselves vulnerable for this attack, just having TikTok was enough. The attack is as simple as sending a url link to the victim, crafted by the attackers to do what they want, once <text:s/>clicked the url would use functionality built into TikTok already, thus this can not be used for arbitrary code execution, but due to the bug TikTok didn't <text:s/>authenticate the request and ran the functionality anyway. Some of the things that this exploit gave the attacker access to was <text:s/>publishing private videos, sending messages, and uploading videos on behalf of </text:span><text:span text:style-name="T9">the owner. </text:span></text:p>
      <text:p text:style-name="P7"><text:span text:style-name="T9"/></text:p>
      <text:p text:style-name="P7"><text:span text:style-name="T9"/></text:p>
      <text:p text:style-name="P8"><text:span text:style-name="T8">S</text:span><text:span text:style-name="T7">uggested Control Measure and Explanation</text:span></text:p>
      <text:p text:style-name="P9"><text:span text:style-name="T7">Due to this being all within the app, and the malicious process running </text:span><text:span text:style-name="T10">as the account holder due to the authentication bypass, there is really no way to catch and stop the process from executing once started. </text:span><text:span text:style-name="T11">Thus the control measures must happened before the link is processed. </text:span><text:span text:style-name="T12">Two ways this threat can be mitigated and managed, one, TikTok fixing the authentication bypass, and user digression. Due to needed ByteDance to fix the authentication issue the only real way a user had to protect themselves to be aware of what links they are clicking on and whether or not it is from a trusted source. This approach can be helped by having a check on all links clicked but due to this would have required a knowledge of the exploit and the <text:s/></text:span><text:span text:style-name="T13">vulnerability </text:span><text:span text:style-name="T12">was patched before this was needed. Thus the only way you could have prevented this attack if you where the target was to look at the url and what its trying to access and if it looks like a normal URL. </text:span></text:p>
      <text:p text:style-name="P9"><text:span text:style-name="T12"/></text:p>
      <text:p text:style-name="P10"><text:span text:style-name="T12">T</text:span><text:span text:style-name="T7">ypes of Control Measures</text:span></text:p>
      <text:p text:style-name="P11"><text:span text:style-name="T7">This would be an example of preventative control measure as the aim is to spot the </text:span><text:span text:style-name="T14">malicious </text:span><text:span text:style-name="T7">URL and deal with it appropriately before clicking it and letting it run on the application. De</text:span><text:span text:style-name="T15">t</text:span><text:span text:style-name="T16">ective and corrective control measures would be harder to accomplish on without support from ByteDance. </text:span><text:span text:style-name="T17">The </text:span><text:span text:style-name="T16">preventative control measure </text:span><text:span text:style-name="T17">can be helped with patten based threat detection where it will block URL that it deemed </text:span><text:span text:style-name="T18">malicious. </text:span></text:p>
      <text:p text:style-name="P11"><text:span text:style-name="T18"/></text:p>
      <text:p text:style-name="P12"><text:span text:style-name="T18">D</text:span><text:span text:style-name="T16">egree of Protection Provided</text:span></text:p>
      <text:p text:style-name="P13"><text:span text:style-name="T16">Depending on </text:span><text:span text:style-name="T19">how knowledgeable the user is </text:span><text:span text:style-name="T20">about the security risks that links form untrustworthy sources can posse to the system, the protection form user degression and education can vary widely. </text:span><text:span text:style-name="T21"><text:s/>This attack just uses a link that targets the inner working of the app, and thus can be easily looked at and seen that it it not a normal link, linking to a “tiktok” </text:span><text:span text:style-name="T23">but as this is not a widely know </text:span><text:span text:style-name="T22">vulnerability </text:span><text:span text:style-name="T23">this could be easily missed. </text:span></text:p>
      <text:p text:style-name="P13"><text:span text:style-name="T23"/></text:p>
      <text:p text:style-name="P14"><text:span text:style-name="T16">Limitations of the control measure</text:span></text:p>
      <text:p text:style-name="P14"><text:span text:style-name="T16">While the </text:span><text:span text:style-name="T20">degression </text:span><text:span text:style-name="T16">approach could be enough for educated users, not everyone does. This is not a guaranteed solution to this issue, and avery week one compared to other solutions for other apps, this needs to be solved by the developers and can only be mitigated to a limited effect.</text:span></text:p>
      <text:p text:style-name="P14"><text:span text:style-name="T16"/></text:p>
      <text:p text:style-name="P14"><text:span text:style-name="T16">Reference</text:span></text:p>
      <text:p text:style-name="P14"><text:span text:style-name="T16"/></text:p>
      <text:p text:style-name="P16"><text:soft-page-break/><text:span text:style-name="T16">Andress, J. (2024) </text:span><text:span text:style-name="T24">User education</text:span><text:span text:style-name="T16">, </text:span><text:span text:style-name="T24">User Education - an overview | ScienceDirect Topics</text:span><text:span text:style-name="T16">. Available at: https://www.sciencedirect.com/topics/computer-science/user-education (Accessed: October 21, 2022).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AU"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imbus Sans" style:font-family-asian="'Nimbus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2T12:51:35.252750700</meta:creation-date>
    <dc:date>2022-10-22T18:33:23.097872193</dc:date>
    <meta:editing-duration>PT45M49S</meta:editing-duration>
    <meta:editing-cycles>4</meta:editing-cycles>
    <meta:generator>LibreOffice/7.3.6.2$Linux_X86_64 LibreOffice_project/30$Build-2</meta:generator>
    <meta:document-statistic meta:table-count="0" meta:image-count="0" meta:object-count="0" meta:page-count="3" meta:paragraph-count="20" meta:word-count="919" meta:character-count="5763" meta:non-whitespace-character-count="4848"/>
  </office:meta>
</office:document-meta>
</file>